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subtitle">
      <style:graphic-properties draw:fill-color="#ffffff" fo:min-height="8.213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subtitle">
      <style:graphic-properties draw:fill-color="#ffffff" fo:min-height="12.17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fo:color="#0066b3" fo:font-size="40pt" style:font-size-asian="40pt" style:font-size-complex="4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text-align="start">
        <style:tab-stops>
          <style:tab-stop style:position="1.247cm"/>
        </style:tab-stops>
      </style:paragraph-properties>
    </style:style>
    <style:style style:name="P8" style:family="paragraph">
      <loext:graphic-properties draw:fill-color="#ffffff"/>
      <style:paragraph-properties fo:text-align="start"/>
      <style:text-properties fo:color="#0066cc"/>
    </style:style>
    <style:style style:name="P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start"/>
    </style:style>
    <style:style style:name="P11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4" style:family="paragraph">
      <style:text-properties style:font-name="Liberation Serif" fo:font-size="24pt" style:font-size-asian="24pt" style:font-size-complex="24pt"/>
    </style:style>
    <style:style style:name="T1" style:family="text">
      <style:text-properties fo:color="#0066b3" fo:font-size="40pt" style:font-size-asian="40pt" style:font-size-complex="40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color="#0066cc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cc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66cc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Liberation Seri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cc" style:font-name="Liberation Serif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32">
        <draw:frame presentation:style-name="pr1" draw:text-style-name="P1" draw:layer="layout" svg:width="25.199cm" svg:height="8.213cm" svg:x="1.401cm" svg:y="5.587cm" presentation:class="subtitle" presentation:user-transformed="true">
          <draw:text-box>
            <text:p><text:span text:style-name="T1">Introduction To SpringBoot Framewor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 presentation:user-transformed="true">
          <draw:text-box>
            <text:p><text:span text:style-name="T2">Spring Vs Springboot</text:span>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pring framework is a java EE framework that is used to build applications.</text:span></text:p>
              </text:list-item>
              <text:list-item>
                <text:p><text:span text:style-name="T3">One of the major features of the spring framework is the dependency injection. It helps make things simpler by allowing us to develop loosely coupled applications</text:span></text:p>
              </text:list-item>
              <text:list-item>
                <text:p><text:span text:style-name="T3">Unlike other frameworks,Spring focuses on several areas of an application and provides a wide range of features.</text:span></text:p>
              </text:list-item>
              <text:list-item>
                <text:p><text:span text:style-name="T3">It amis to simplify the java EE development and helps developers be more productive</text:span></text:p>
              </text:list-item>
              <text:list-item>
                <text:p><text:span text:style-name="T3">In the Spring framework to test the Spring Project, we need to set up the servers explicitly.</text:span>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3">Spring Boot framework is mainly used to develop REST API’s</text:span></text:p>
              </text:list-item>
              <text:list-item>
                <text:p><text:span text:style-name="T3">While the spring framework focuses on providing flexibility to you,it aims to shorten the code length and provide you with the easiest way of develop a web applications.</text:span></text:p>
              </text:list-item>
              <text:list-item>
                <text:p><text:span text:style-name="T3">With annotations configuration and default codes,spring boot shortens the time involved in developing an application.</text:span></text:p>
              </text:list-item>
              <text:list-item>
                <text:p><text:span text:style-name="T3">Auto configuration is a special features in spring boot.It automatically configures a class based on that requirement.</text:span></text:p>
              </text:list-item>
              <text:list-item>
                <text:p><text:span text:style-name="T3">Spring Boot offers built-in or embedded servers such as Tomcat and jetty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0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><text:span text:style-name="T2">Advantages of Spring boot</text:span></text:p>
          </draw:text-box>
        </draw:frame>
        <draw:frame presentation:style-name="pr5" draw:text-style-name="P8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6"><text:span text:style-name="T4">Reduced amounts of source code</text:span></text:p>
              </text:list-item>
              <text:list-item>
                <text:p text:style-name="P6"><text:span text:style-name="T4">Simple setup and management</text:span></text:p>
              </text:list-item>
              <text:list-item>
                <text:p text:style-name="P6"><text:span text:style-name="T4">No need for the deployment of war files</text:span></text:p>
              </text:list-item>
              <text:list-item>
                <text:p text:style-name="P7"><text:span text:style-name="T4">No need for XML configuration</text:span></text:p>
              </text:list-item>
              <text:list-item>
                <text:p text:style-name="P7"><text:span text:style-name="T4">The ability to create standalone applications</text:span></text:p>
              </text:list-item>
            </text:list>
            <text:p text:style-name="P7"><text:span text:style-name="T4"/></text:p>
            <text:p text:style-name="P6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1">
        <draw:frame presentation:style-name="pr3" draw:text-style-name="P5" draw:layer="layout" svg:width="25.199cm" svg:height="1.771cm" svg:x="1.4cm" svg:y="0.837cm" presentation:class="title">
          <draw:text-box>
            <text:p><text:span text:style-name="T2">JSON Object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><text:span text:style-name="T5">JSON (JavaScript Object Notation) is a lightweight data-interchange format, and we most commonly use it for client-server communication. It's both easy to read/write and language-independent. A JSON value can be another JSON </text:span><text:span text:style-name="T6">object</text:span><text:span text:style-name="T5">,</text:span><text:span text:style-name="T6"> array</text:span><text:span text:style-name="T5">,</text:span><text:span text:style-name="T6"> number</text:span><text:span text:style-name="T5">,</text:span><text:span text:style-name="T6"> string</text:span><text:span text:style-name="T5">,</text:span><text:span text:style-name="T6"> boolean</text:span><text:span text:style-name="T5"> or </text:span><text:span text:style-name="T6">null</text:span><text:span text:style-name="T7">.</text:span></text:p>
            <text:p><text:span text:style-name="T7"/></text:p>
            <text:p><text:span text:style-name="T7">A JSON Object is an unordered collection of key and value pairs.</text:span></text:p>
            <text:list text:style-name="L2">
              <text:list-item>
                <text:p><text:span text:style-name="T7">Keys are unique </text:span><text:span text:style-name="T6">Strings </text:span><text:span text:style-name="T7">that cannot be </text:span><text:span text:style-name="T6">null</text:span></text:p>
              </text:list-item>
              <text:list-item>
                <text:p><text:span text:style-name="T8">Values can be anything from a </text:span><text:span text:style-name="T6">Boolean</text:span><text:span text:style-name="T8">, Number, </text:span><text:span text:style-name="T6">String</text:span><text:span text:style-name="T8">, or JSONArray to even a </text:span><text:span text:style-name="T6">JSONObject,NULL</text:span><text:span text:style-name="T8"> object.</text:span></text:p>
              </text:list-item>
              <text:list-item>
                <text:p><text:span text:style-name="T6">A JSONObject </text:span><text:span text:style-name="T8">can be represented by a String enclosed within curly braces with keys and values separated by a colon, and pairs separated by a comma. </text:span><text:span text:style-name="T7"><text:s/>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4T1">
        <draw:frame presentation:style-name="pr3" draw:text-style-name="P5" draw:layer="layout" svg:width="25.199cm" svg:height="1.771cm" svg:x="1.4cm" svg:y="0.837cm" presentation:class="title">
          <draw:text-box>
            <text:p><text:span text:style-name="T2">Annotation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9">Spring Boot Annotations is a form of metadata that provides data about a program that is not a part of the program itself. </text:span></text:p>
              </text:list-item>
              <text:list-item>
                <text:p><text:span text:style-name="T9">They do not have any direct effect on the operation of the code they annotate. </text:span></text:p>
              </text:list-item>
              <text:list-item>
                <text:p><text:span text:style-name="T9">Spring Boot Annotations do not use XML and instead use the convention over configuration principl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0">
        <draw:frame presentation:style-name="pr7" draw:text-style-name="P13" draw:layer="layout" svg:width="25.199cm" svg:height="12.593cm" svg:x="1.201cm" svg:y="4.707cm">
          <draw:text-box>
            <text:p text:style-name="P12"><text:span text:style-name="T10">@Controller:</text:span></text:p>
            <text:p text:style-name="P12"><text:span text:style-name="T11">The @Controller is a class-level annotation. It is a specialization of </text:span><text:span text:style-name="T12">@</text:span><text:span text:style-name="T11">Component. It marks a class as a web request handler. It is often used to serve web pages. By default, it returns a string that indicates which route to redirect. It is mostly used with </text:span><text:span text:style-name="T12">@</text:span><text:span text:style-name="T11">RequestMapping annotation.</text:span></text:p>
            <text:p text:style-name="P12"><text:span text:style-name="T11"/></text:p>
            <text:p text:style-name="P12"><text:span text:style-name="T10">@Repository:</text:span><text:span text:style-name="T11"> </text:span></text:p>
            <text:p text:style-name="P12"><text:span text:style-name="T11">It is a class-level annotation. The repository is a DAOs (Data Access Object) that access the database directly. The repository does all the operations related to the database.</text:span></text:p>
            <text:p text:style-name="P12"><text:span text:style-name="T11"/></text:p>
            <text:p text:style-name="P12"><text:span text:style-name="T10">@Service:</text:span><text:span text:style-name="T11"> </text:span></text:p>
            <text:p text:style-name="P12"><text:span text:style-name="T11">It is also used at class level. It tells the Spring that class contains the business logic.</text:span></text:p>
            <text:p text:style-name="P12"><text:span text:style-name="T11"/></text:p>
            <text:p text:style-name="P12"><text:span text:style-name="T11"/></text:p>
          </draw:text-box>
        </draw:frame>
        <draw:frame presentation:style-name="pr3" draw:layer="layout" svg:width="25.199cm" svg:height="1.771cm" svg:x="1.4cm" svg:y="0.837cm" presentation:class="title">
          <draw:text-box>
            <text:p>Spring Boot Annot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text-style-name="P14" draw:layer="layout" svg:width="25.199cm" svg:height="12.179cm" svg:x="1.4cm" svg:y="4.914cm" presentation:class="outline">
          <draw:text-box>
            <text:p><text:span text:style-name="T13">DTO(Data Transfer Object)</text:span></text:p>
            <text:p><text:span text:style-name="T14">Data Transfer Object Design Pattern is a frequently used design pattern. It is basically used to pass data with multiple attributes in one shot from client to server, to avoid multiple calls to a remote server.</text:span></text:p>
            <text:p><text:span text:style-name="T13">Entity</text:span><text:span text:style-name="T14">:</text:span></text:p>
            <text:p><text:span text:style-name="T14">The entities are the persistence objects stores as a record in the database. It defines a set of all entity classes. The set of entity classes represents the data contained within a single data store. It is used to map the Database Table.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4T1">
        <draw:frame presentation:style-name="pr3" draw:layer="layout" svg:width="25.199cm" svg:height="1.771cm" svg:x="1.4cm" svg:y="0.837cm" presentation:class="title">
          <draw:text-box>
            <text:p>JPA Repositor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5T14:13:12.122109056</meta:creation-date>
    <meta:editing-duration>PT49M11S</meta:editing-duration>
    <meta:editing-cycles>6</meta:editing-cycles>
    <meta:generator>LibreOffice/6.0.7.3$Linux_X86_64 LibreOffice_project/00m0$Build-3</meta:generator>
    <dc:title>Blue Curve</dc:title>
    <dc:date>2022-04-26T09:51:36.551010815</dc:date>
    <meta:document-statistic meta:object-count="67"/>
  </office:meta>
</office:document-meta>
</file>